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/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/>
      <text:p text:style-name="P2"><text:text-input text:description="&lt;for each=&quot;line in o.meeting_id.tono_ids&quot;&gt;">&lt;for each="line in o.meeting_id.tono_ids"&gt;</text:text-input></text:p>
      <text:p text:style-name="P2">TO : <text:text-input text:description="&lt;line.iop_od&gt;">&lt;line.iop_od&gt;</text:text-input> <text:s/>| <text:s/>TO 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2">OD :</text:p>
      <text:p text:style-name="P2"><text:text-input text:description="&lt;if test=&quot;o.color_or&quot;&gt;">&lt;if test="o.color_or"&gt;</text:text-input>Clichés couleurs : <text:text-input text:description="&lt;o.color_or&gt;">&lt;o.color_or&gt;</text:text-input><text:text-input text:description="&lt;/if&gt;">&lt;/if&gt;</text:text-input> </text:p>
      <text:p text:style-name="P2"><text:text-input text:description="&lt;if test=&quot;o.fa_or&quot;&gt;">&lt;if test="o.fa_or"&gt;</text:text-input>Clichés angiographiques : <text:text-input text:description="&lt;o.fa_or&gt;">&lt;o.fa_or&gt;</text:text-input><text:text-input text:description="&lt;/if&gt;">&lt;/if&gt;</text:text-input> </text:p>
      <text:p text:style-name="P2">OG :</text:p>
      <text:p text:style-name="P2"><text:text-input text:description="&lt;if test=&quot;o.color_os&quot;&gt;">&lt;if test="o.color_os"&gt;</text:text-input>Clichés couleurs : <text:text-input text:description="&lt;o.color_os&gt;">&lt;o.color_os&gt;</text:text-input><text:text-input text:description="&lt;/if&gt;">&lt;/if&gt;</text:text-input> </text:p>
      <text:p text:style-name="P2"><text:text-input text:description="&lt;if test=&quot;o.fa_os&quot;&gt;">&lt;if test="o.fa_os"&gt;</text:text-input>Clichés angiographiques : <text:text-input text:description="&lt;o.fa_os&gt;">&lt;o.fa_os&gt;</text:text-input><text:text-input text:description="&lt;/if&gt;">&lt;/if&gt;</text:text-input> </text:p>
      <text:p text:style-name="P2">Conclusion :</text:p>
      <text:p text:style-name="P2">OD :<text:text-input text:description="&lt;if test=&quot;o.cc_or&quot;&gt;">&lt;if test="o.cc_or"&gt;</text:text-input><text:text-input text:description="&lt;o.cc_or&gt;">&lt;o.cc_or&gt;</text:text-input><text:text-input text:description="&lt;/if&gt;">&lt;/if&gt;</text:text-input></text:p>
      <text:p text:style-name="P2">OG :<text:text-input text:description="&lt;if test=&quot;o.cc_os&quot;&gt;">&lt;if test="o.cc_os"&gt;</text:text-input><text:text-input text:description="&lt;o.cc_os&gt;">&lt;o.cc_os&gt;</text:text-input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<text:soft-page-break/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4-09T15:07:12</dc:date>
    <meta:editing-duration>P1DT17H17M7S</meta:editing-duration>
    <meta:editing-cycles>203</meta:editing-cycles>
    <dc:creator>L. FRANCOIS</dc:creator>
    <meta:document-statistic meta:table-count="2" meta:image-count="0" meta:object-count="0" meta:page-count="3" meta:paragraph-count="85" meta:word-count="335" meta:character-count="3420" meta:non-whitespace-character-count="3160"/>
  </office:meta>
</office:document-meta>
</file>